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1" style:family="table-row">
      <style:table-row-properties style:min-row-height="0.2917in"/>
    </style:style>
    <style:style style:name="Table1.A1" style:family="table-cell">
      <style:table-cell-properties fo:padding="0.0382in" fo:border="0.0007in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007in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007in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007in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007in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007in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007in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007in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007in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007in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Courier 10 Pitch"/>
    </style:style>
    <style:style style:name="P3" style:family="paragraph" style:parent-style-name="Standard">
      <style:text-properties style:font-name="Courier 10 Pitch" fo:font-size="11pt" style:font-size-asian="11pt" style:font-size-complex="11pt"/>
    </style:style>
    <style:style style:name="P4" style:family="paragraph" style:parent-style-name="Standard">
      <style:paragraph-properties fo:text-align="center" style:justify-single-word="false"/>
      <style:text-properties style:font-name="Liberation San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style>
    <style:style style:name="P6" style:family="paragraph" style:parent-style-name="Heading_20_2">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line-through-style="none"/>
    </style:style>
    <style:style style:name="T4" style:family="text">
      <style:text-properties fo:color="#0000ff"/>
    </style:style>
    <style:style style:name="T5" style:family="text">
      <style:text-properties fo:color="#000000"/>
    </style:style>
    <style:style style:name="T6" style:family="text">
      <style:text-properties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etting Started With Manifold</text:p>
      <text:p text:style-name="Standard"/>
      <text:p text:style-name="P5">August 5, 2013</text:p>
      <text:p text:style-name="P1"/>
      <text:h text:style-name="Heading_20_1" text:outline-level="1">Introduction</text:h>
      <text:p text:style-name="Standard"/>
      <text:p text:style-name="Standard">This is a quick-start guide that provides instructions on how to build Manifold and run simulations in just a few steps. More details on how to use Manifold can be found in the <text:span text:style-name="T1">Manifold User Guide</text:span>, available at <text:span text:style-name="T4">http://manifold.gatech.edu/documentation</text:span>.</text:p>
      <text:p text:style-name="Standard"/>
      <text:p text:style-name="Standard">Part I below describes the generic process of constructing <text:span text:style-name="T3"><text:s/>the Manifold infrastructure</text:span> which includes four main code infrastructures – i) microarchitecture component models (e.g., cores and caches), ii) simulation management kernel and supporting functions like linking component models, iii) Energy Introspector (EI) modeling library with power, thermal, energy, and reliability models, and iv) the QSim front-end multicore emulator. </text:p>
      <text:p text:style-name="Standard"/>
      <text:p text:style-name="Standard">Part II describes the steps for constructing the specific simulators <text:span text:style-name="T5">that are included in the distribution package</text:span>. <text:s/>Note that this guide gets you quickly to a 16 core full system x86 model or a 32 core full system x86 model. We have tested these models on the PARSEC and SPLASH benchmarks. All of the benchmarks were executed by fast forwarding for 100M cycles and then executing the <text:s/>region of interest for 200M cycles. These executions are stable. Of course once you build these simulators, it is easy to swap out components to build other simulators, different configurations, or larger of smaller configurations. </text:p>
      <text:p text:style-name="Standard"/>
      <text:p text:style-name="Standard">The simulators in this guide do not use EI. Therefore building EI is not covered. To use EI, refer to the document <text:span text:style-name="T1">Getting Started with Energy Introspector</text:span>.</text:p>
      <text:p text:style-name="Standard"/>
      <text:p text:style-name="Standard"/>
      <text:h text:style-name="Heading_20_1" text:outline-level="1">Part I: Build Manifold Infrastructure</text:h>
      <text:h text:style-name="P6" text:outline-level="2">Download and Install QSim</text:h>
      <text:p text:style-name="Standard"/>
      <text:p text:style-name="Standard">If you choose to run simulations with QSim server or QSim library, you need to install QSim first. Please refer to <text:span text:style-name="T1">Manifold User Guide</text:span> for instructions on how to downlo<text:bookmark text:name="_GoBack"/>ad and install QSIM.</text:p>
      <text:p text:style-name="Standard"/>
      <text:h text:style-name="P6" text:outline-level="2">Build Manifold </text:h>
      <text:p text:style-name="Standard"/>
      <text:p text:style-name="Standard">Note that in the following the 0.10 release is used as an example. Your release may be different. </text:p>
      <text:p text:style-name="Standard"/>
      <text:p text:style-name="Standard">1. Uncompress the distribution package, e.g., manifold-0.10.tar.gz. </text:p>
      <text:p text:style-name="Standard"/>
      <table:table table:name="Table1" table:style-name="Table1">
        <table:table-column table:style-name="Table1.A"/>
        <table:table-row table:style-name="Table1.1">
          <table:table-cell table:style-name="Table1.A1" office:value-type="string">
            <text:p text:style-name="P2"><text:span text:style-name="T6">tar xvfz manifold-0.10.tar.gz</text:span> </text:p>
          </table:table-cell>
        </table:table-row>
      </table:table>
      <text:p text:style-name="Standard"><text:soft-page-break/></text:p>
      <text:p text:style-name="Standard"/>
      <text:p text:style-name="Standard">2. Build Manifold. </text:p>
      <text:p text:style-name="Standard"/>
      <table:table table:name="Table2" table:style-name="Table2">
        <table:table-column table:style-name="Table2.A"/>
        <table:table-row>
          <table:table-cell table:style-name="Table2.A1" office:value-type="string">
            <text:p text:style-name="P3">cd manifold-0.10 </text:p>
            <text:p text:style-name="P3">./configure </text:p>
            <text:p text:style-name="P3">make </text:p>
          </table:table-cell>
        </table:table-row>
      </table:table>
      <text:p text:style-name="Standard"/>
      <text:p text:style-name="Standard"/>
      <text:p text:style-name="Standard"/>
      <text:h text:style-name="Heading_20_1" text:outline-level="1">Part II: Build and Run Simulators</text:h>
      <text:p text:style-name="Text_20_body"/>
      <text:p text:style-name="Standard">Simulations can be run with QSim server, QSim library, or trace files. You can choose any method to run. </text:p>
      <text:p text:style-name="Standard"/>
      <text:h text:style-name="P6" text:outline-level="2">Run Simulations with QSim Server </text:h>
      <text:p text:style-name="Standard"/>
      <text:p text:style-name="Standard">QSim server can be used to run parallel simulations. </text:p>
      <text:p text:style-name="Standard"/>
      <text:p text:style-name="Standard">1. Build simulator </text:p>
      <text:p text:style-name="Standard"/>
      <table:table table:name="Table3" table:style-name="Table3">
        <table:table-column table:style-name="Table3.A"/>
        <table:table-row>
          <table:table-cell table:style-name="Table3.A1" office:value-type="string">
            <text:p text:style-name="P3">cd simulator/smp/QsimClient </text:p>
            <text:p text:style-name="P3">make </text:p>
          </table:table-cell>
        </table:table-row>
      </table:table>
      <text:p text:style-name="Standard"/>
      <text:p text:style-name="Standard"/>
      <text:p text:style-name="Standard">2. Start QSim server (see User Guide); must use state.16 for 16-core model and state.32 for 32-core model, and so on. </text:p>
      <text:p text:style-name="Standard"/>
      <text:p text:style-name="Standard">3. Run simulator in simulator/smp/QsimClient </text:p>
      <text:p text:style-name="Standard"/>
      <text:p text:style-name="Standard">3a. Run simulation on 16-core model, assuming QSim server is running on localhost and </text:p>
      <text:p text:style-name="Standard">port is set to 12345 </text:p>
      <text:p text:style-name="Standard"/>
      <table:table table:name="Table4" table:style-name="Table4">
        <table:table-column table:style-name="Table4.A"/>
        <table:table-row>
          <table:table-cell table:style-name="Table4.A1" office:value-type="string">
            <text:p text:style-name="P3">mpirun -np 18 ./smp_llp ../config/conf4x5_torus_llp.cfg ../config/6.cfg localhost 12345 </text:p>
          </table:table-cell>
        </table:table-row>
      </table:table>
      <text:p text:style-name="Standard"/>
      <text:p text:style-name="Standard"/>
      <text:p text:style-name="Standard">3b. Run simulation on 32-core model. </text:p>
      <text:p text:style-name="Standard"/>
      <table:table table:name="Table5" table:style-name="Table5">
        <table:table-column table:style-name="Table5.A"/>
        <table:table-row>
          <table:table-cell table:style-name="Table5.A1" office:value-type="string">
            <text:p text:style-name="P3">mpirun -np 37 ./smp_llp ../config/conf6x6_torus_llp.cfg ../config/6.cfg localhost 12345 </text:p>
          </table:table-cell>
        </table:table-row>
      </table:table>
      <text:p text:style-name="Standard"/>
      <text:p text:style-name="Standard"/>
      <text:p text:style-name="Standard"/>
      <text:p text:style-name="Standard"><text:soft-page-break/></text:p>
      <text:h text:style-name="P6" text:outline-level="2">Run Simulations with QSim Library </text:h>
      <text:p text:style-name="Standard"/>
      <text:p text:style-name="Standard">QSim Libaray can only be used to run sequential simulations. </text:p>
      <text:p text:style-name="Standard"/>
      <text:p text:style-name="Standard">1. Build simulator </text:p>
      <text:p text:style-name="Standard"/>
      <table:table table:name="Table6" table:style-name="Table6">
        <table:table-column table:style-name="Table6.A"/>
        <table:table-row>
          <table:table-cell table:style-name="Table6.A1" office:value-type="string">
            <text:p text:style-name="P3">cd simulator/smp/QsimLib </text:p>
            <text:p text:style-name="P3">make </text:p>
          </table:table-cell>
        </table:table-row>
      </table:table>
      <text:p text:style-name="Standard"/>
      <text:p text:style-name="Standard"/>
      <text:p text:style-name="Standard">2. Run simulator in simulator/smp/QsimLib </text:p>
      <text:p text:style-name="Standard"/>
      <text:p text:style-name="Standard">NOTE: &lt;PATH&gt; is the path for your QSim state files. </text:p>
      <text:p text:style-name="Standard"><text:s text:c="6"/>&lt;PATH2&gt; is the path for your benchmark. </text:p>
      <text:p text:style-name="Standard"><text:s text:c="6"/>&lt;benchmark&gt; is the benchmark tar file, e.g., ferret.tar. </text:p>
      <text:p text:style-name="Standard"/>
      <text:p text:style-name="Standard">2a. Run simulation on 16-core model </text:p>
      <text:p text:style-name="Standard"/>
      <table:table table:name="Table7" table:style-name="Table7">
        <table:table-column table:style-name="Table7.A"/>
        <table:table-row>
          <table:table-cell table:style-name="Table7.A1" office:value-type="string">
            <text:p text:style-name="P3">mpirun -np 1 ./smp_llp ../config/conf4x5_torus_llp.cfg ../config/6.cfg &lt;PATH&gt;/state.16 &lt;PATH2&gt;/&lt;benchmark&gt; </text:p>
          </table:table-cell>
        </table:table-row>
      </table:table>
      <text:p text:style-name="Standard"/>
      <text:p text:style-name="Standard"/>
      <text:p text:style-name="Standard">2b. Run simulation on 32-core model. </text:p>
      <text:p text:style-name="Standard"/>
      <table:table table:name="Table8" table:style-name="Table8">
        <table:table-column table:style-name="Table8.A"/>
        <table:table-row>
          <table:table-cell table:style-name="Table8.A1" office:value-type="string">
            <text:p text:style-name="P3">mpirun -np 1 ./smp_llp ../config/conf6x6_torus_llp.cfg ../config/6.cfg &lt;PATH&gt;/state.32 &lt;PATH2&gt;/&lt;benchmark&gt;</text:p>
          </table:table-cell>
        </table:table-row>
      </table:table>
      <text:p text:style-name="Standard"/>
      <text:p text:style-name="Standard"/>
      <text:h text:style-name="Heading_20_2" text:outline-level="2"><text:span text:style-name="T2">Run Simulations with Trace Files</text:span> </text:h>
      <text:p text:style-name="Standard"/>
      <text:p text:style-name="Standard">Trace files can be used to run parallel simulations. </text:p>
      <text:p text:style-name="Standard"/>
      <text:p text:style-name="Standard">1. Build simulator </text:p>
      <text:p text:style-name="Standard"/>
      <table:table table:name="Table9" table:style-name="Table9">
        <table:table-column table:style-name="Table9.A"/>
        <table:table-row>
          <table:table-cell table:style-name="Table9.A1" office:value-type="string">
            <text:p text:style-name="P3">cd simulator/smp/TraceProc </text:p>
            <text:p text:style-name="P3">make </text:p>
          </table:table-cell>
        </table:table-row>
      </table:table>
      <text:p text:style-name="Standard"/>
      <text:p text:style-name="Standard"/>
      <text:p text:style-name="Standard">2. Run simulator in simulator/smp/TraceProc </text:p>
      <text:p text:style-name="Standard"/>
      <text:p text:style-name="Standard">NOTE: &lt;PATH&gt; is the path for the trace files. </text:p>
      <text:p text:style-name="Standard"><text:s text:c="6"/>&lt;BASENAME&gt; is the common part of the trace file names. For example, if trace files </text:p>
      <text:p text:style-name="Standard"><text:s text:c="17"/>are named foo_0, foo_1, ..., foo_15, then foo_ is the BASENAME. </text:p>
      <text:p text:style-name="Standard"/>
      <text:p text:style-name="Standard"><text:soft-page-break/>2a. Run simulation on 16-core model </text:p>
      <text:p text:style-name="Standard"/>
      <table:table table:name="Table10" table:style-name="Table10">
        <table:table-column table:style-name="Table10.A"/>
        <table:table-row>
          <table:table-cell table:style-name="Table10.A1" office:value-type="string">
            <text:p text:style-name="P3">mpirun -np 18 ./smp_llp ../config/conf4x5_torus_llp.cfg ../config/6.cfg &lt;PATH&gt;/&lt;BASENAME&gt; </text:p>
          </table:table-cell>
        </table:table-row>
      </table:table>
      <text:p text:style-name="Standard"/>
      <text:p text:style-name="Standard"/>
      <text:p text:style-name="Standard">2b. Run simulation on 32-core model. </text:p>
      <text:p text:style-name="Standard"/>
      <table:table table:name="Table11" table:style-name="Table11">
        <table:table-column table:style-name="Table11.A"/>
        <table:table-row>
          <table:table-cell table:style-name="Table11.A1" office:value-type="string">
            <text:p text:style-name="P3">mpirun -np 37 ./smp_llp ../config/conf6x6_torus_llp.cfg ../config/6.cfg &lt;PATH&gt;/&lt;BASENAME&gt;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wang </meta:initial-creator>
    <meta:creation-date>2013-08-02T15:19:45</meta:creation-date>
    <dc:date>2013-08-05T11:25:39</dc:date>
    <dc:creator>jwang </dc:creator>
    <meta:editing-duration>PT00H32M09S</meta:editing-duration>
    <meta:editing-cycles>5</meta:editing-cycles>
    <meta:generator>OpenOffice.org/3.2$Unix OpenOffice.org_project/320m12$Build-9483</meta:generator>
    <meta:document-statistic meta:table-count="11" meta:image-count="0" meta:object-count="0" meta:page-count="4" meta:paragraph-count="58" meta:word-count="590" meta:character-count="4073"/>
  </office:meta>
</office:document-meta>
</file>